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color="#c9211e"/>
    </style:style>
    <style:style style:name="ce13" style:family="table-cell" style:parent-style-name="Default">
      <style:table-cell-properties fo:wrap-option="wrap"/>
      <style:text-properties fo:color="#ff8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3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default-cell-style-name="Default"/>
        <table:table-column table:style-name="co2" table:number-columns-repeated="2" table:default-cell-style-name="ce7"/>
        <table:table-row table:style-name="ro1">
          <table:table-cell table:number-columns-repeated="3"/>
          <table:table-cell table:style-name="Default"/>
          <table:table-cell/>
          <table:table-cell table:style-name="ce5" office:value-type="string" calcext:value-type="string" table:number-columns-spanned="6" table:number-rows-spanned="1">
            <text:p>LAN10</text:p>
          </table:table-cell>
          <table:covered-table-cell table:style-name="Default"/>
          <table:covered-table-cell/>
          <table:covered-table-cell table:style-name="ce5"/>
          <table:covered-table-cell table:number-columns-repeated="2" table:style-name="Default"/>
          <table:table-cell table:style-name="ce5" office:value-type="string" calcext:value-type="string" table:number-columns-spanned="6" table:number-rows-spanned="1">
            <text:p>WAN</text:p>
          </table:table-cell>
          <table:covered-table-cell table:style-name="Default"/>
          <table:covered-table-cell/>
          <table:covered-table-cell table:style-name="ce5"/>
          <table:covered-table-cell table:number-columns-repeated="2" table:style-name="Default"/>
        </table:table-row>
        <table:table-row table:style-name="ro1">
          <table:table-cell table:number-columns-repeated="3"/>
          <table:table-cell table:style-name="Default"/>
          <table:table-cell/>
          <table:table-cell table:style-name="ce5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5" office:value-type="string" calcext:value-type="string" table:number-columns-spanned="3" table:number-rows-spanned="1">
            <text:p>N=3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5" office:value-type="string" calcext:value-type="string" table:number-columns-spanned="3" table:number-rows-spanned="1">
            <text:p>N=3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39.5" calcext:value-type="float">
            <text:p>39.5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120.8" calcext:value-type="float">
            <text:p>120.8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353.7" calcext:value-type="float">
            <text:p>353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float" office:value="2609" calcext:value-type="float">
            <text:p>2609</text:p>
          </table:table-cell>
          <table:table-cell table:style-name="ce3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877" calcext:value-type="float">
            <text:p>7877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88752" calcext:value-type="float">
            <text:p>88752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overflow</text:p>
          </table:table-cell>
          <table:table-cell table:style-name="ce3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1144" calcext:value-type="float">
            <text:p>1144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10230.7 (swap)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41921" calcext:value-type="float">
            <text:p>4192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82289 (swap)</text:p>
          </table:table-cell>
          <table:table-cell table:style-name="Default" office:value-type="float" office:value="193" calcext:value-type="float">
            <text:p>193</text:p>
          </table:table-cell>
        </table:table-row>
        <table:table-row table:style-name="ro2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203" calcext:value-type="float">
            <text:p>203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744" calcext:value-type="float">
            <text:p>744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622.9" calcext:value-type="float">
            <text:p>622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13" office:value-type="string" calcext:value-type="string">
            <text:p>23436 (discuss the influence of the circuit depth in the B-sharing and WAN settings)</text:p>
          </table:table-cell>
          <table:table-cell table:style-name="ce3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2646" calcext:value-type="float">
            <text:p>12646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201898" calcext:value-type="float">
            <text:p>20189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361" calcext:value-type="float">
            <text:p>5361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31609" calcext:value-type="float">
            <text:p>13160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1.7773" calcext:value-type="float">
            <text:p>1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309" calcext:value-type="float">
            <text:p>513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551067" calcext:value-type="float">
            <text:p>551067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2.7773" calcext:value-type="float">
            <text:p>2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288" calcext:value-type="float">
            <text:p>72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658" calcext:value-type="float">
            <text:p>266658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3.7773" calcext:value-type="float">
            <text:p>3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998" calcext:value-type="float">
            <text:p>7998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2099" calcext:value-type="float">
            <text:p>26209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5.7773" calcext:value-type="float">
            <text:p>5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91195" calcext:value-type="float">
            <text:p>9119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270652" calcext:value-type="float">
            <text:p>127065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6.7773" calcext:value-type="float">
            <text:p>6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2748" calcext:value-type="float">
            <text:p>427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843883" calcext:value-type="float">
            <text:p>843883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7.7773" calcext:value-type="float">
            <text:p>7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8.7773" calcext:value-type="float">
            <text:p>8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7.51" calcext:value-type="float">
            <text:p>37.51</text:p>
          </table:table-cell>
          <table:table-cell table:style-name="ce3" office:value-type="float" office:value="1.866" calcext:value-type="float">
            <text:p>1.86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30.43" calcext:value-type="float">
            <text:p>30.43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4.26" calcext:value-type="float">
            <text:p>74.26</text:p>
          </table:table-cell>
          <table:table-cell table:style-name="ce3" office:value-type="float" office:value="6.03" calcext:value-type="float">
            <text:p>6.0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38.1" calcext:value-type="float">
            <text:p>38.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8.23" calcext:value-type="float">
            <text:p>78.23</text:p>
          </table:table-cell>
          <table:table-cell table:style-name="ce3" office:value-type="float" office:value="45.96" calcext:value-type="float">
            <text:p>45.9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65.86" calcext:value-type="float">
            <text:p>65.86</text:p>
          </table:table-cell>
          <table:table-cell table:style-name="ce3" office:value-type="float" office:value="10.2" calcext:value-type="float">
            <text:p>10.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658.93" calcext:value-type="float">
            <text:p>658.93</text:p>
          </table:table-cell>
          <table:table-cell table:style-name="ce4" office:value-type="float" office:value="51.9" calcext:value-type="float">
            <text:p>51.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.98" calcext:value-type="float">
            <text:p>8.9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284" calcext:value-type="float">
            <text:p>3284</text:p>
          </table:table-cell>
          <table:table-cell table:style-name="ce3" office:value-type="float" office:value="40.96" calcext:value-type="float">
            <text:p>40.9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1079.666" calcext:value-type="float">
            <text:p>1079.666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float" office:value="15350" calcext:value-type="float">
            <text:p>15350</text:p>
          </table:table-cell>
          <table:table-cell table:style-name="ce3" office:value-type="float" office:value="123.6" calcext:value-type="float">
            <text:p>123.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.16" calcext:value-type="float">
            <text:p>9.1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0113" calcext:value-type="float">
            <text:p>10113</text:p>
          </table:table-cell>
          <table:table-cell table:style-name="ce3" office:value-type="float" office:value="40.66" calcext:value-type="float">
            <text:p>40.6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3" table:number-columns-repeated="5"/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Gauss[KVH21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24.7" calcext:value-type="float">
            <text:p>124.7</text:p>
          </table:table-cell>
          <table:table-cell table:style-name="ce3" office:value-type="float" office:value="8.8" calcext:value-type="float">
            <text:p>8.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70" calcext:value-type="float">
            <text:p>370</text:p>
          </table:table-cell>
          <table:table-cell table:style-name="ce3" office:value-type="float" office:value="41.86" calcext:value-type="float">
            <text:p>41.8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auss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4569" calcext:value-type="float">
            <text:p>45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22815" calcext:value-type="float">
            <text:p>122815</text:p>
          </table:table-cell>
          <table:table-cell table:style-name="ce3" office:value-type="float" office:value="42.366" calcext:value-type="float">
            <text:p>42.36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8T12:39:09.321347318</dc:date>
    <meta:editing-duration>P1DT1H53M45S</meta:editing-duration>
    <meta:editing-cycles>109</meta:editing-cycles>
    <meta:generator>LibreOffice/7.3.7.2$Linux_X86_64 LibreOffice_project/30$Build-2</meta:generator>
    <meta:document-statistic meta:table-count="1" meta:cell-count="335" meta:object-count="0"/>
  </office:meta>
</office:document-meta>
</file>